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0f282c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weight="bold" officeooo:rsid="000f282c" officeooo:paragraph-rsid="000f282c" style:font-weight-asian="bold" style:font-weight-complex="bold"/>
    </style:style>
    <style:style style:name="T1" style:family="text">
      <style:text-properties fo:font-variant="normal" fo:text-transform="none" style:font-name="Arial" fo:font-size="10pt" fo:font-style="normal" fo:font-weight="bold"/>
    </style:style>
    <style:style style:name="T2" style:family="text">
      <style:text-properties officeooo:rsid="000f282c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rden de preferencia de empresas <text:span text:style-name="T3">(en mi caso necesario por cercanía)</text:span>:</text:p>
      <text:p text:style-name="P1"/>
      <text:p text:style-name="P2"><text:span text:style-name="T2">1. B</text:span>alidea</text:p>
      <text:p text:style-name="P2"><text:span text:style-name="T2">2. P</text:span>lexus</text:p>
      <text:p text:style-name="P2"><text:span text:style-name="T2">3. C</text:span>oremain</text:p>
      <text:p text:style-name="P2"><text:span text:style-name="T2">4. S</text:span>ltia</text:p>
      <text:p text:style-name="P2"><text:span text:style-name="T2">5. S</text:span>ixtem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2T15:58:49.243000000</meta:creation-date>
    <dc:date>2025-01-22T16:03:39.313000000</dc:date>
    <meta:editing-duration>PT4M51S</meta:editing-duration>
    <meta:editing-cycles>1</meta:editing-cycles>
    <meta:document-statistic meta:table-count="0" meta:image-count="0" meta:object-count="0" meta:page-count="1" meta:paragraph-count="6" meta:word-count="21" meta:character-count="117" meta:non-whitespace-character-count="102"/>
    <meta:generator>LibreOffice/24.2.3.2$Windows_X86_64 LibreOffice_project/433d9c2ded56988e8a90e6b2e771ee4e6a5ab2ba</meta:generator>
  </office:meta>
</office:document-meta>
</file>